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F8000007BDBF2070313EBC3C8A.png" manifest:media-type="image/png"/>
  <manifest:file-entry manifest:full-path="Pictures/10000201000004E200000AF0E12E438CDC102BBC.png" manifest:media-type="image/png"/>
  <manifest:file-entry manifest:full-path="Pictures/100002010000099D00001360ED5CD6A11FF89B8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14.736cm" svg:height="29.7cm" draw:z-index="0"><draw:image xlink:href="Pictures/100002010000099D00001360ED5CD6A11FF89B8E.png" xlink:type="simple" xlink:show="embed" xlink:actuate="onLoad" loext:mime-type="image/png"/></draw:frame></text:p>
      <text:p text:style-name="P1"><draw:frame draw:style-name="fr2" draw:name="Image2" text:anchor-type="char" svg:width="13.257cm" svg:height="29.7cm" draw:z-index="1"><draw:image xlink:href="Pictures/10000201000004E200000AF0E12E438CDC102BBC.png" xlink:type="simple" xlink:show="embed" xlink:actuate="onLoad" loext:mime-type="image/png"/></draw:frame></text:p>
      <text:p text:style-name="P1"><draw:frame draw:style-name="fr1" draw:name="Image3" text:anchor-type="char" svg:width="17cm" svg:height="16.508cm" draw:z-index="2"><draw:image xlink:href="Pictures/10000201000007F8000007BDBF2070313EBC3C8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5T17:11:49.805790209</meta:creation-date>
    <dc:date>2020-11-05T17:13:57.632681497</dc:date>
    <meta:editing-duration>PT2M9S</meta:editing-duration>
    <meta:editing-cycles>1</meta:editing-cycles>
    <meta:document-statistic meta:table-count="0" meta:image-count="3" meta:object-count="0" meta:page-count="3" meta:paragraph-count="0" meta:word-count="0" meta:character-count="0" meta:non-whitespace-character-count="0"/>
    <meta:generator>LibreOffice/6.4.6.2$Linux_X86_64 LibreOffice_project/40$Build-2</meta:generator>
  </office:meta>
</office:document-meta>
</file>